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 fo:wrap-option="wrap" fo:border="0.06pt solid #000000" style:vertical-align="middle"/>
      <style:text-properties fo:color="#000000"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13" style:family="table-cell" style:parent-style-name="Default">
      <style:table-cell-properties fo:background-color="#ffff00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1012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The CMIP Ontology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1" office:value-type="string" calcext:value-type="string">
            <text:p>This ontology represents the concept schemes used by the CMIP project.</text:p>
          </table:table-cell>
          <table:table-cell table:style-name="ce13"/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1">
          <table:table-cell table:style-name="ce2" office:value-type="string" calcext:value-type="string">
            <text:p>RealmConceptScheme</text:p>
          </table:table-cell>
          <table:table-cell table:style-name="ce5" table:number-columns-repeated="3"/>
          <table:table-cell table:style-name="ce9" office:value-type="string" calcext:value-type="string">
            <text:p>realm</text:p>
          </table:table-cell>
          <table:table-cell table:style-name="ce10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2"/>
          <table:table-cell table:style-name="ce14"/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5:39:54.855265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1-18T15:42:57.086413585</dc:date>
    <meta:editing-duration>PT25M36S</meta:editing-duration>
    <meta:editing-cycles>10</meta:editing-cycles>
    <meta:generator>LibreOffice/4.3.7.2$Linux_X86_64 LibreOffice_project/430$Build-2</meta:generator>
    <meta:document-statistic meta:table-count="1" meta:cell-count="23" meta:object-count="0"/>
  </office:meta>
</office:document-meta>
</file>